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5-01-0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4-01-02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3-01-0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2-01-05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1-0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20-01-06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9-01-02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8-01-02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7-01-05 17:5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6-01-11 21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5-01-06 19:3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4-01-08 16:1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3-01-09 15:1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28100334601</text:p>
          </table:table-cell>
          <table:table-cell office:value-type="string" calcext:value-type="string">
            <text:p>2012-01-05 16:0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